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225.49mm" svg:y="5.31mm">
            <loext:p draw:notify-on-update-of-ranges="Feuille1.A2:Feuille1.A10 Feuille1.B2:Feuille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b de requetes 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977" calcext:value-type="float">
            <text:p>11,9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73" calcext:value-type="float">
            <text:p>24,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.379" calcext:value-type="float">
            <text:p>35,3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.772" calcext:value-type="float">
            <text:p>50,7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.176" calcext:value-type="float">
            <text:p>58,1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3.434" calcext:value-type="float">
            <text:p>73,4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6.058" calcext:value-type="float">
            <text:p>86,05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5.557" calcext:value-type="float">
            <text:p>105,5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5.255" calcext:value-type="float">
            <text:p>125,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7:30:58.889520567</meta:creation-date>
    <dc:date>2017-04-30T18:05:30.933304716</dc:date>
    <meta:editing-duration>PT4M1S</meta:editing-duration>
    <meta:editing-cycles>1</meta:editing-cycles>
    <meta:document-statistic meta:table-count="1" meta:cell-count="20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1.953cm" svg:y="0.37cm" chart:style-name="ch2">
          <text:p>Evolution du temps en fonction du nombre de requêtes select</text:p>
        </chart:title>
        <chart:subtitle svg:x="6.884cm" svg:y="1.275cm" chart:style-name="ch3">
          <text:p>GateKeeper</text:p>
        </chart:subtitle>
        <chart:legend chart:legend-position="end" svg:x="13.701cm" svg:y="4.204cm" style:legend-expansion="high" chart:style-name="ch4"/>
        <chart:plot-area chart:style-name="ch5" table:cell-range-address="Feuille1.A2:Feuille1.B10" chart:data-source-has-labels="both" svg:x="1.33cm" svg:y="2.138cm" svg:width="12.052cm" svg:height="5.707cm">
          <chartooo:coordinate-region svg:x="1.951cm" svg:y="2.338cm" svg:width="10.965cm" svg:height="4.86cm"/>
          <chart:axis chart:dimension="x" chart:name="primary-x" chart:style-name="ch6" chartooo:axis-type="auto">
            <chartooo:date-scale/>
            <chart:title svg:x="5.817cm" svg:y="8.025cm" chart:style-name="ch7">
              <text:p>Nombre de requêtes</text:p>
            </chart:title>
            <chart:categories table:cell-range-address="Feuille1.A2:Feuille1.A10"/>
          </chart:axis>
          <chart:axis chart:dimension="y" chart:name="primary-y" chart:style-name="ch6">
            <chart:title svg:x="0.451cm" svg:y="5.935cm" chart:style-name="ch8">
              <text:p>Durée du lot</text:p>
            </chart:title>
            <chart:grid chart:style-name="ch9" chart:class="major"/>
          </chart:axis>
          <chart:series chart:style-name="ch10" chart:values-cell-range-address="Feuille1.B2:Feuille1.B10" loext:label-string="temps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A2:Feuille1.A10</svg:desc>
                </draw:g>
              </table:table-cell>
              <table:table-cell office:value-type="float" office:value="11.977">
                <text:p>11.977</text:p>
                <draw:g>
                  <svg:desc>Feuille1.B2:Feuille1.B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.379">
                <text:p>35.37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.772">
                <text:p>50.7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8.176">
                <text:p>58.17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3.434">
                <text:p>73.4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6.058">
                <text:p>86.05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5.557">
                <text:p>105.5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5.255">
                <text:p>125.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